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8.202cm"/>
    </style:style>
    <style:style style:name="Table1.B" style:family="table-column">
      <style:table-column-properties style:column-width="8.807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14.192cm"/>
    </style:style>
    <style:style style:name="Table2.B" style:family="table-column">
      <style:table-column-properties style:column-width="2.817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3f662" officeooo:paragraph-rsid="0029e60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dd8e" officeooo:paragraph-rsid="0028dd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officeooo:rsid="0013f662" officeooo:paragraph-rsid="002bb70c"/>
    </style:style>
    <style:style style:name="P6" style:family="paragraph" style:parent-style-name="Standard">
      <style:text-properties officeooo:rsid="001494f3" officeooo:paragraph-rsid="001494f3"/>
    </style:style>
    <style:style style:name="P7" style:family="paragraph" style:parent-style-name="Standard">
      <style:paragraph-properties fo:text-align="start" style:justify-single-word="false"/>
      <style:text-properties officeooo:rsid="001494f3" officeooo:paragraph-rsid="002bb70c"/>
    </style:style>
    <style:style style:name="P8" style:family="paragraph" style:parent-style-name="Standard">
      <style:text-properties officeooo:rsid="0013f662" officeooo:paragraph-rsid="0013f662"/>
    </style:style>
    <style:style style:name="P9" style:family="paragraph" style:parent-style-name="Standard">
      <style:text-properties officeooo:rsid="0013f662" officeooo:paragraph-rsid="0029e606"/>
    </style:style>
    <style:style style:name="P10" style:family="paragraph" style:parent-style-name="Standard">
      <style:text-properties officeooo:rsid="0028dd8e" officeooo:paragraph-rsid="0028dd8e"/>
    </style:style>
    <style:style style:name="P11" style:family="paragraph" style:parent-style-name="Standard">
      <style:text-properties officeooo:rsid="0028dd8e" officeooo:paragraph-rsid="002bb70c"/>
    </style:style>
    <style:style style:name="P12" style:family="paragraph" style:parent-style-name="Standard">
      <style:text-properties officeooo:rsid="0029e606" officeooo:paragraph-rsid="0029e606"/>
    </style:style>
    <style:style style:name="P13" style:family="paragraph" style:parent-style-name="Standard">
      <style:text-properties officeooo:rsid="002bb70c" officeooo:paragraph-rsid="002bb70c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e606" officeooo:paragraph-rsid="0029e6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23eb" officeooo:paragraph-rsid="00282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dee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0f6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28dd8e" officeooo:paragraph-rsid="0028dd8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0aeb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563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2013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120132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0688df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1f396e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0b9606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officeooo:rsid="0028dd8e" officeooo:paragraph-rsid="002bb70c"/>
    </style:style>
    <style:style style:name="P31" style:family="paragraph" style:parent-style-name="Standard">
      <style:text-properties officeooo:rsid="0028dd8e" officeooo:paragraph-rsid="0029e606"/>
    </style:style>
    <style:style style:name="P32" style:family="paragraph" style:parent-style-name="Standard">
      <style:text-properties officeooo:rsid="0028dd8e" officeooo:paragraph-rsid="002bb70c"/>
    </style:style>
    <style:style style:name="P33" style:family="paragraph" style:parent-style-name="Standard">
      <style:paragraph-properties fo:text-align="start" style:justify-single-word="false"/>
      <style:text-properties officeooo:rsid="0028dd8e" officeooo:paragraph-rsid="002bb70c"/>
    </style:style>
    <style:style style:name="P34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5cfba" officeooo:paragraph-rsid="0029e60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10aeb1"/>
    </style:style>
    <style:style style:name="T2" style:family="text">
      <style:text-properties officeooo:rsid="001a44c2"/>
    </style:style>
    <style:style style:name="T3" style:family="text">
      <style:text-properties officeooo:rsid="001bed7e"/>
    </style:style>
    <style:style style:name="T4" style:family="text">
      <style:text-properties officeooo:rsid="001cdf03"/>
    </style:style>
    <style:style style:name="T5" style:family="text">
      <style:text-properties officeooo:rsid="001da444"/>
    </style:style>
    <style:style style:name="T6" style:family="text">
      <style:text-properties officeooo:rsid="001ee12c"/>
    </style:style>
    <style:style style:name="T7" style:family="text">
      <style:text-properties officeooo:rsid="001f396e"/>
    </style:style>
    <style:style style:name="T8" style:family="text">
      <style:text-properties officeooo:rsid="00208425"/>
    </style:style>
    <style:style style:name="T9" style:family="text">
      <style:text-properties officeooo:rsid="00219a41"/>
    </style:style>
    <style:style style:name="T10" style:family="text">
      <style:text-properties officeooo:rsid="0028dd8e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28dd8e" style:font-size-asian="12pt" style:font-size-complex="12pt"/>
    </style:style>
    <style:style style:name="T13" style:family="text">
      <style:text-properties fo:font-size="12pt" officeooo:rsid="0029e606" style:font-size-asian="12pt" style:font-size-complex="12pt"/>
    </style:style>
    <style:style style:name="T14" style:family="text">
      <style:text-properties fo:font-size="12pt" officeooo:rsid="002bb70c" style:font-size-asian="12pt" style:font-size-complex="12pt"/>
    </style:style>
    <style:style style:name="T15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e6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officeooo:rsid="002bb70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officeooo:rsid="002823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nt main (void) <text:s text:c="25"/>//Example 1</text:p>
            <text:p text:style-name="P1"><text:s text:c="2"/>{unsigned int PORT_1;</text:p>
            <text:p text:style-name="P1"><text:s text:c="2"/></text:p>
            <text:p text:style-name="P1"><text:s text:c="2"/>setup_328_HW;</text:p>
            <text:p text:style-name="P1"><text:s text:c="2"/>sei();</text:p>
            <text:p text:style-name="P1"><text:s text:c="2"/>PORT_1 = 1;</text:p>
            <text:p text:style-name="P1"><text:s text:c="2"/>for (int m = 0; m &lt;= 15; m++)</text:p>
            <text:p text:style-name="P1"><text:s text:c="2"/>{One_wire_Tx_2_integers(PORT_1, PORT_1);</text:p>
            <text:p text:style-name="P1"><text:s text:c="2"/>_delay_ms(30);</text:p>
            <text:p text:style-name="P1"><text:s text:c="2"/>PORT_1 = PORT_1 &lt;&lt; 1;}</text:p>
            <text:p text:style-name="P1"><text:s text:c="2"/>SW_reset;</text:p>
            <text:p text:style-name="P1"><text:s text:c="2"/>return 1; <text:s/>}</text:p>
          </table:table-cell>
          <table:table-cell table:style-name="Table1.B1" office:value-type="string">
            <text:p text:style-name="P22">int main (void) <text:s text:c="25"/>//Example 2</text:p>
            <text:p text:style-name="P22">{ unsigned int PORT_1, m = 0, n = 0;</text:p>
            <text:p text:style-name="P22"/>
            <text:p text:style-name="P22">setup_328_HW;</text:p>
            <text:p text:style-name="P22">sei();</text:p>
            <text:p text:style-name="P22">PORT_1 = 1;</text:p>
            <text:p text:style-name="P22">while (1)</text:p>
            <text:p text:style-name="P22">{One_wire_Tx_2_integers(PORT_1 &lt;&lt; m, PORT_1 &lt;&lt; m);</text:p>
            <text:p text:style-name="P22">_delay_ms(30);</text:p>
            <text:p text:style-name="P22">if(!(n))m += 1;if (m==16)n = 1;if (n==1)m -= 1;</text:p>
            <text:p text:style-name="P22"><text:s/>if (m == 0)n = 0; }</text:p>
            <text:p text:style-name="P22">return 1; }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int main (void) <text:s text:c="25"/>//Example 3</text:p>
            <text:p text:style-name="P1"><text:s text:c="2"/>{ unsigned int PORT_1, PORT_2;</text:p>
            <text:p text:style-name="P1"/>
            <text:p text:style-name="P1"><text:s text:c="2"/>setup_328_HW;</text:p>
            <text:p text:style-name="P1"><text:s text:c="2"/>sei();</text:p>
            <text:p text:style-name="P1"><text:s text:c="2"/>while (1)</text:p>
            <text:p text:style-name="P1"><text:s text:c="2"/>{PORT_1 = 0b0000000000000001; <text:s text:c="5"/>//1</text:p>
            <text:p text:style-name="P1"><text:s text:c="2"/>PORT_2 = 0b1000000000000000; <text:s text:c="4"/>//0x8000;</text:p>
            <text:p text:style-name="P1"><text:s text:c="2"/>for (int m = 0; m &lt;= 15; m++)</text:p>
            <text:p text:style-name="P1"><text:s text:c="2"/>{One_wire_Tx_2_integers(PORT_1, PORT_2);</text:p>
            <text:p text:style-name="P1"><text:s text:c="2"/>_delay_ms(30);</text:p>
            <text:p text:style-name="P1"><text:s text:c="2"/>PORT_1 = PORT_1 &lt;&lt; 1;</text:p>
            <text:p text:style-name="P1"><text:s text:c="2"/>PORT_2 = PORT_2 &gt;&gt; 1;}}</text:p>
            <text:p text:style-name="P1"><text:s text:c="2"/>return 1;}</text:p>
          </table:table-cell>
          <table:table-cell table:style-name="Table1.B2" office:value-type="string">
            <text:p text:style-name="P26"><text:s/><text:span text:style-name="T19">int main (void) <text:s text:c="25"/>//Example 4</text:span></text:p>
            <text:p text:style-name="P24"><text:s text:c="2"/>{ unsigned long PORT_1, PORT_2;</text:p>
            <text:p text:style-name="P24"/>
            <text:p text:style-name="P24"><text:s text:c="2"/>setup_328_HW;</text:p>
            <text:p text:style-name="P24"><text:s text:c="2"/>sei();</text:p>
            <text:p text:style-name="P24"><text:s text:c="2"/>while (1)</text:p>
            <text:p text:style-name="P24"><text:s text:c="2"/>{PORT_1 = 1;</text:p>
            <text:p text:style-name="P24"><text:s text:c="2"/>PORT_2 = 0x80000000;</text:p>
            <text:p text:style-name="P24"><text:s text:c="2"/>for (int m = 0; m &lt;= 31; m++)</text:p>
            <text:p text:style-name="P24"><text:s text:c="2"/>{One_wire_Tx_2_integers(PORT_1, PORT_2);</text:p>
            <text:p text:style-name="P24"><text:s text:c="2"/>_delay_ms(30);</text:p>
            <text:p text:style-name="P24"><text:s text:c="2"/>PORT_1 = PORT_1 &lt;&lt; 1;</text:p>
            <text:p text:style-name="P24"><text:s/>PORT_2 = PORT_2 &gt;&gt; 1;}}</text:p>
            <text:p text:style-name="P24"><text:s text:c="2"/>return 1;}</text:p>
          </table:table-cell>
        </table:table-row>
        <table:table-row>
          <table:table-cell table:style-name="Table1.A2" office:value-type="string">
            <text:p text:style-name="P25"/>
          </table:table-cell>
          <table:table-cell table:style-name="Table1.B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4">int main (void) <text:s text:c="25"/>//Example 5</text:p>
            <text:p text:style-name="P24"><text:s text:c="2"/>{unsigned int PORT_1, PORT_2;</text:p>
            <text:p text:style-name="P24"/>
            <text:p text:style-name="P24"><text:s/>setup_328_HW;</text:p>
            <text:p text:style-name="P24"><text:s/>sei();</text:p>
            <text:p text:style-name="P24"><text:s/>while (1)</text:p>
            <text:p text:style-name="P24"><text:s/>{PORT_1 = 1;</text:p>
            <text:p text:style-name="P24"><text:s/>PORT_2 = 0x8000;</text:p>
            <text:p text:style-name="P24"><text:s/>for (int m = 0; m &lt;= 7; m++)</text:p>
            <text:p text:style-name="P24"><text:s/>{One_wire_Tx_2_integers(PORT_1 | PORT_2,</text:p>
            <text:p text:style-name="P24"><text:s/>(PORT_1 &lt;&lt; 8) <text:s/>| (PORT_2 &gt;&gt; 8));</text:p>
            <text:p text:style-name="P24"><text:s text:c="2"/>_delay_ms(30);</text:p>
            <text:p text:style-name="P24"><text:s text:c="2"/>PORT_1 = PORT_1 &lt;&lt; 1;</text:p>
            <text:p text:style-name="P24"><text:s text:c="2"/>PORT_2 = PORT_2 &gt;&gt; 1;}}</text:p>
            <text:p text:style-name="P24"><text:s text:c="2"/>return 1;}</text:p>
          </table:table-cell>
          <table:table-cell table:style-name="Table1.B2" office:value-type="string">
            <text:p text:style-name="P24">int main (void) <text:s text:c="25"/>//Example 6</text:p>
            <text:p text:style-name="P24">{unsigned int PORT_1, PORT_2, m = 0, n = 0;</text:p>
            <text:p text:style-name="P24"/>
            <text:p text:style-name="P24">setup_328_HW;</text:p>
            <text:p text:style-name="P24">sei();</text:p>
            <text:p text:style-name="P24">PORT_1 = 1;</text:p>
            <text:p text:style-name="P24">PORT_2 = 0x8000;</text:p>
            <text:p text:style-name="P24">while (1)</text:p>
            <text:p text:style-name="P24">{One_wire_Tx_2_integers(PORT_1 &lt;&lt; m, PORT_2 &gt;&gt; m);</text:p>
            <text:p text:style-name="P24">_delay_ms(30);</text:p>
            <text:p text:style-name="P24">if (!(n)) m += 1;</text:p>
            <text:p text:style-name="P24">if (m == 16)n = 1;</text:p>
            <text:p text:style-name="P24">if (n == 1)m -= 1;</text:p>
            <text:p text:style-name="P24">if (m == 0)n = 0;}</text:p>
            <text:p text:style-name="P24">return 1;}</text:p>
          </table:table-cell>
        </table:table-row>
        <table:table-row>
          <table:table-cell table:style-name="Table1.A2" office:value-type="string">
            <text:p text:style-name="P25"/>
          </table:table-cell>
          <table:table-cell table:style-name="Table1.B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4">int main (void) <text:s text:c="25"/>//Example 7</text:p>
            <text:p text:style-name="P24"><text:s text:c="2"/>{ unsigned int PORT_1 = 1;</text:p>
            <text:p text:style-name="P24"><text:s text:c="2"/>char m = 1;</text:p>
            <text:p text:style-name="P24"><text:s text:c="2"/>char overflow = 0;</text:p>
            <text:p text:style-name="P24"/>
            <text:p text:style-name="P24"><text:s text:c="2"/>setup_328_HW;</text:p>
            <text:p text:style-name="P24"><text:s text:c="2"/>while (1)</text:p>
            <text:p text:style-name="P24"><text:s text:c="2"/>{ One_wire_Tx_2_integers(PORT_1, ~PORT_1);</text:p>
            <text:p text:style-name="P24"><text:s text:c="2"/>_delay_ms(60);</text:p>
            <text:p text:style-name="P24"><text:s text:c="2"/>if (m &lt;= 5)</text:p>
            <text:p text:style-name="P24"><text:s text:c="2"/>{PORT_1 |= (PORT_1 &lt;&lt; 1);m += 1;}</text:p>
            <text:p text:style-name="P24"><text:s text:c="2"/>else PORT_1 = PORT_1 &lt;&lt; 1;</text:p>
            <text:p text:style-name="P24"><text:s text:c="2"/>if (overflow)PORT_1 |= 1;</text:p>
            <text:p text:style-name="P24"><text:s text:c="2"/>if (PORT_1 &amp; 0x8000) overflow = 1;</text:p>
            <text:p text:style-name="P24"><text:s text:c="2"/>else overflow = 0;}}</text:p>
          </table:table-cell>
          <table:table-cell table:style-name="Table1.B2" office:value-type="string">
            <text:p text:style-name="P24">int main (void) <text:s text:c="25"/>//Example 8</text:p>
            <text:p text:style-name="P24"><text:s/>{unsigned int random_num;</text:p>
            <text:p text:style-name="P24"><text:s/>unsigned char PRN_counter;</text:p>
            <text:p text:style-name="P24"><text:s/>long PORT_1 = 1, PORT_2 = 1;</text:p>
            <text:p text:style-name="P24"><text:s/>setup_328_HW; <text:s/>PRN_counter = 0;</text:p>
            <text:p text:style-name="P24"><text:s/>random_num = PRN_16bit_GEN (0, &amp;PRN_counter);</text:p>
            <text:p text:style-name="P24"><text:s/>while (1)</text:p>
            <text:p text:style-name="P24">{for (int m = 0; m &lt; random_num%3; m++)</text:p>
            <text:p text:style-name="P24">{if (!(PORT_1 = ((PORT_1 * 2) % 0x10000)))</text:p>
            <text:p text:style-name="P24">PORT_1 = 1;}</text:p>
            <text:p text:style-name="P24">if (!(PORT_2 = ((PORT_2 * 2) % 0x10000)))PORT_2 = 1;</text:p>
            <text:p text:style-name="P24">One_wire_Tx_2_integers(PORT_1, PORT_2);</text:p>
            <text:p text:style-name="P24">Timer_T2_10mS_delay_x_m(4);</text:p>
            <text:p text:style-name="P24">random_num = PRN_16bit_GEN (random_num, &amp;PRN_counter);}}</text:p>
          </table:table-cell>
        </table:table-row>
      </table:table>
      <text:p text:style-name="P8"><text:soft-page-break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Example 9 </text:p>
          </table:table-cell>
          <table:table-cell table:style-name="Table2.B1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char display_bkp[7];</text:p>
            <text:p text:style-name="P3"/>
            <text:p text:style-name="P18">int main (void) <text:s text:c="25"/>//Example 9: <text:span text:style-name="T20">The default program</text:span></text:p>
            <text:p text:style-name="P3"><text:s text:c="2"/>{ char letter = 0;</text:p>
            <text:p text:style-name="P3"><text:s text:c="2"/>char digit_num = 0;</text:p>
            <text:p text:style-name="P3"><text:s text:c="2"/>char seg_counter = 0;</text:p>
            <text:p text:style-name="P3"><text:s text:c="2"/>char direction = 0;</text:p>
            <text:p text:style-name="P3"><text:s text:c="2"/>unsigned int PRN;</text:p>
            <text:p text:style-name="P3"><text:s text:c="2"/>unsigned char PRN_counter;</text:p>
            <text:p text:style-name="P3"/>
            <text:p text:style-name="P3"><text:s text:c="2"/>setup_328_HW;</text:p>
            <text:p text:style-name="P3"><text:s text:c="2"/>clear_display;</text:p>
            <text:p text:style-name="P3"><text:s text:c="2"/>PRN_counter = 0;</text:p>
            <text:p text:style-name="P3"><text:s text:c="2"/>PRN = PRN_16bit_GEN (0, &amp;PRN_counter);</text:p>
            <text:p text:style-name="P3"><text:s text:c="2"/>while (1)</text:p>
            <text:p text:style-name="P3"><text:s text:c="2"/>{ while (seg_counter &lt; 56) {</text:p>
            <text:p text:style-name="P3"><text:s text:c="2"/>letter = (PRN % 7) + 'a';</text:p>
            <text:p text:style-name="P3"><text:s text:c="2"/>PRN = PRN_16bit_GEN (PRN, &amp;PRN_counter);</text:p>
            <text:p text:style-name="P3"><text:s text:c="2"/>digit_num = (PRN % 8);</text:p>
            <text:p text:style-name="P3"><text:s text:c="2"/>if ((!(direction)) &amp;&amp; (display_bkp[letter - 'a'] &amp; (1 &lt;&lt; digit_num))) {PRN_counter -= 1; continue;}</text:p>
            <text:p text:style-name="P3"><text:s text:c="2"/>if ((direction) &amp;&amp; (!(display_bkp[letter - 'a'] &amp; (1 &lt;&lt; digit_num)))) {PRN_counter -= 1; continue;}</text:p>
            <text:p text:style-name="P3"><text:s text:c="2"/>One_wire_comms_any_segment(letter, digit_num);</text:p>
            <text:p text:style-name="P3"><text:s text:c="2"/>backup_the_display(letter, digit_num);</text:p>
            <text:p text:style-name="P3"><text:s text:c="2"/>seg_counter += 1;</text:p>
            <text:p text:style-name="P3"><text:s text:c="2"/>Timer_T2_10mS_delay_x_m(4);}</text:p>
            <text:p text:style-name="P3"><text:s text:c="2"/>direction ^= 1;</text:p>
            <text:p text:style-name="P3"><text:s text:c="2"/>seg_counter = 0;</text:p>
            <text:p text:style-name="P3"><text:s text:c="2"/>_delay_ms(500);}</text:p>
            <text:p text:style-name="P3"><text:s text:c="2"/>SW_reset;</text:p>
            <text:p text:style-name="P3"><text:s text:c="2"/>return 1;}</text:p>
            <text:p text:style-name="P3"/>
            <text:p text:style-name="P3"><text:s text:c="2"/>void backup_the_display(char segment, char digit_num)</text:p>
            <text:p text:style-name="P3"><text:s text:c="2"/>{ display_bkp[segment - 'a'] =</text:p>
            <text:p text:style-name="P3"><text:s text:c="4"/>display_bkp[segment - 'a'] ^ (1 &lt;&lt; digit_num);}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int main (void) <text:s text:c="25"/>//Example 10</text:p>
            <text:p text:style-name="P3"><text:s text:c="2"/>{unsigned int PRN;</text:p>
            <text:p text:style-name="P3"><text:s text:c="2"/>unsigned char PRN_counter;</text:p>
            <text:p text:style-name="P17"><text:s text:c="2"/></text:p>
            <text:p text:style-name="P17">setup_328_HW;</text:p>
            <text:p text:style-name="P3"><text:s text:c="2"/>PRN_counter = 0;</text:p>
            <text:p text:style-name="P3"><text:s text:c="2"/>PRN = PRN_16bit_GEN (0, &amp;PRN_counter);</text:p>
            <text:p text:style-name="P3"><text:s text:c="2"/>sei();</text:p>
            <text:p text:style-name="P3"><text:s text:c="2"/>while(1)</text:p>
            <text:p text:style-name="P3"><text:s text:c="2"/>{PRN = PRN_16bit_GEN (PRN, &amp;PRN_counter);</text:p>
            <text:p text:style-name="P3"><text:s text:c="2"/>One_wire_Tx_2_integers(PRN, (PRN&lt;&lt;((PRN%2) + 1)));</text:p>
            <text:p text:style-name="P3"><text:s text:c="2"/>Timer_T2_10mS_delay_x_m(10);}}</text:p>
          </table:table-cell>
          <table:table-cell table:style-name="Table2.B2" office:value-type="string">
            <text:p text:style-name="P3"/>
          </table:table-cell>
        </table:table-row>
      </table:table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All examples</text:p>
      <text:p text:style-name="P12"/>
      <text:p text:style-name="P31"><text:tab/>The man routine</text:p>
      <text:p text:style-name="P2"><text:tab/><text:span text:style-name="T11">setup_328_HW </text:span><text:span text:style-name="T12">macro </text:span><text:span text:style-name="T14">and the file First_project_header.h</text:span></text:p>
      <text:p text:style-name="P2"><text:span text:style-name="T12"><text:tab/></text:span><text:span text:style-name="T13">Interrupt</text:span></text:p>
      <text:p text:style-name="P14"><text:tab/>Variable</text:p>
      <text:p text:style-name="P9"><text:span text:style-name="T10"><text:tab/></text:span><text:span text:style-name="T16">One_wire_Tx_2_integers(</text:span><text:span text:style-name="T17">) project resource</text:span></text:p>
      <text:p text:style-name="P12"><text:tab/>delay function provided by Arduino compiler</text:p>
      <text:p text:style-name="P12"><text:tab/>Shift function</text:p>
      <text:p text:style-name="P11"><text:tab/>for loop </text:p>
      <text:p text:style-name="P5"><text:span text:style-name="T15"><text:tab/></text:span><text:span text:style-name="T10">SW_reset</text:span></text:p>
      <text:p text:style-name="P5"><text:tab/><text:span text:style-name="T10">while(1) loop </text:span></text:p>
      <text:p text:style-name="P33"><text:tab/>if and if else</text:p>
      <text:p text:style-name="P30"><text:tab/>Some simple logic</text:p>
      <text:p text:style-name="P11"><text:tab/>Binary and hex numbers</text:p>
      <text:p text:style-name="P11"><text:tab/>The subroutine</text:p>
      <text:p text:style-name="P7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7T16:56:33.606000000</meta:creation-date>
    <dc:date>2022-02-26T12:12:21.830000000</dc:date>
    <meta:editing-duration>PT3H25M33S</meta:editing-duration>
    <meta:editing-cycles>36</meta:editing-cycles>
    <meta:generator>LibreOffice/6.2.8.2$Windows_X86_64 LibreOffice_project/f82ddfca21ebc1e222a662a32b25c0c9d20169ee</meta:generator>
    <meta:document-statistic meta:table-count="2" meta:image-count="0" meta:object-count="0" meta:page-count="3" meta:paragraph-count="164" meta:word-count="612" meta:character-count="4280" meta:non-whitespace-character-count="3350"/>
  </office:meta>
</office:document-meta>
</file>